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3" style:parent-style-name="Graphics">
      <style:graphic-properties draw:fill="none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The first presentation</text:span><text:span text:style-name="a382" text:class-names=""/></text:p>
          </draw:text-box>
          <svg:title/>
          <svg:desc/>
        </draw:frame>
        <draw:frame draw:id="id64" presentation:style-name="a385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6" draw:master-page-name="Master1-Layout2-obj-Title-and-Content" presentation:presentation-page-layout-name="Master1-PPL2" draw:id="Slide-257">
        <draw:frame draw:id="id65" presentation:style-name="a387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6" presentation:style-name="a392" draw:name="Content Placeholder 2" svg:x="0.91667in" svg:y="1.99653in" svg:width="11.5in" svg:height="4.75868in" presentation:class="outline" presentation:placeholder="false">
          <draw:text-box>
            <text:list text:style-name="a391">
              <text:list-item>
                <text:p text:style-name="a390" text:class-names="" text:cond-style-name=""><text:span text:style-name="a388" text:class-names="">For master branch<text:s text:c="1"/></text:span><text:span text:style-name="a389" text:class-names=""/></text:p>
              </text:list-item>
            </text:list>
          </draw:text-box>
          <svg:title/>
          <svg:desc/>
        </draw:frame>
        <draw:frame draw:id="id67" draw:style-name="a393" draw:name="Picture 5" svg:x="5.49479in" svg:y="2.57812in" svg:width="2.34375in" svg:height="2.34375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he first presentation</dc:title>
    <meta:initial-creator>KEENA, TARA</meta:initial-creator>
    <dc:creator>KEENA, TARA</dc:creator>
    <meta:creation-date>2014-11-27T11:15:27Z</meta:creation-date>
    <dc:date>2014-11-27T11:20:31Z</dc:date>
    <meta:editing-cycles>1</meta:editing-cycles>
    <meta:editing-duration>PT303S</meta:editing-duration>
    <meta:document-statistic meta:paragraph-count="2" meta:word-count="6"/>
  </office:meta>
</office:document-meta>
</file>